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 Nazanin" svg:font-family="'B Nazanin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23cm" fo:min-width="3.248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B Nazanin" style:font-name-complex="B Nazanin" style:font-size-complex="25.7999992370605pt"/>
    </style:style>
    <style:style style:name="P2" style:family="paragraph">
      <style:paragraph-properties fo:text-align="center" style:writing-mode="lr-tb"/>
      <style:text-properties style:font-name="B Nazanin" style:font-name-complex="B Nazanin" style:font-size-complex="25.7999992370605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  <style:text-properties style:font-name="B Nazanin" style:font-name-complex="B Nazanin"/>
    </style:style>
    <style:style style:name="P5" style:family="paragraph">
      <loext:graphic-properties draw:fill="none" draw:fill-color="#ffffff"/>
      <style:paragraph-properties fo:text-align="center"/>
      <style:text-properties style:font-name="B Nazanin" style:font-name-complex="B Nazanin"/>
    </style:style>
    <style:style style:name="T1" style:family="text">
      <style:text-properties style:font-name="B Nazanin" style:font-name-complex="B Nazanin" style:font-size-complex="25.7999992370605pt"/>
    </style:style>
    <style:style style:name="T2" style:family="text">
      <style:text-properties style:font-name="B Nazanin" fo:font-size="18pt" style:font-size-asian="18pt" style:font-name-complex="B Nazanin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748cm" svg:height="2.773cm" svg:x="0.196cm" svg:y="5.324cm">
          <text:p text:style-name="P1"><text:span text:style-name="T1">فرستنده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48cm" svg:height="2.773cm" svg:x="10.984cm" svg:y="5.324cm">
          <text:p text:style-name="P1"><text:span text:style-name="T1">گیرنده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48cm" svg:height="2.773cm" svg:x="5.657cm" svg:y="10.054cm">
          <text:p text:style-name="P1"><text:span text:style-name="T1">فرستنده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48cm" svg:height="2.773cm" svg:x="5.657cm" svg:y="0.254cm">
          <text:p text:style-name="P1"><text:span text:style-name="T1">گیرنده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921cm" svg:y1="10.668cm" svg:x2="8.255cm" svg:y2="6.477cm">
          <text:p/>
        </draw:line>
        <draw:frame draw:style-name="gr3" draw:text-style-name="P5" draw:layer="layout" svg:width="5.588cm" svg:height="1.143cm" draw:transform="rotate (0.670206432765822) translate (2.664cm 9.897cm)">
          <draw:text-box>
            <text:p text:style-name="P4"><text:span text:style-name="T2"><text:s/></text:span><text:span text:style-name="T2">وزش باد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 Nazanin" svg:font-family="'B Nazanin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935cm" fo:page-height="13.0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0T14:03:53.683714114</meta:creation-date>
    <dc:date>2020-08-10T15:18:04.613852444</dc:date>
    <meta:editing-duration>PT1H3M59S</meta:editing-duration>
    <meta:editing-cycles>4</meta:editing-cycles>
    <meta:generator>LibreOffice/6.4.3.2$Linux_X86_64 LibreOffice_project/40$Build-2</meta:generator>
    <meta:document-statistic meta:object-count="6"/>
  </office:meta>
</office:document-meta>
</file>